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09bee9" officeooo:paragraph-rsid="000ab59f" style:font-size-asian="14pt" style:font-size-complex="14pt"/>
    </style:style>
    <style:style style:name="P3" style:family="paragraph" style:parent-style-name="Text_20_body">
      <style:text-properties fo:font-size="14pt" officeooo:paragraph-rsid="0010d683" style:font-size-asian="14pt" style:font-size-complex="14pt"/>
    </style:style>
    <style:style style:name="P4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text-properties fo:font-size="14pt" fo:font-style="normal" fo:font-weight="normal" officeooo:paragraph-rsid="000bcdc2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rsid="000d6282" officeooo:paragraph-rsid="000d6282" style:font-size-asian="14pt" style:font-size-complex="14pt"/>
    </style:style>
    <style:style style:name="P8" style:family="paragraph" style:parent-style-name="Standard">
      <style:text-properties fo:font-size="14pt" officeooo:rsid="000d6282" officeooo:paragraph-rsid="00177e02" style:font-size-asian="14pt" style:font-size-complex="14pt"/>
    </style:style>
    <style:style style:name="P9" style:family="paragraph" style:parent-style-name="Standard">
      <style:text-properties fo:font-size="14pt" officeooo:rsid="000d6282" officeooo:paragraph-rsid="0017e10f" style:font-size-asian="14pt" style:font-size-complex="14pt"/>
    </style:style>
    <style:style style:name="P10" style:family="paragraph" style:parent-style-name="Standard">
      <style:text-properties officeooo:paragraph-rsid="000d6282"/>
    </style:style>
    <style:style style:name="T1" style:family="text">
      <style:text-properties officeooo:rsid="000ab59f"/>
    </style:style>
    <style:style style:name="T2" style:family="text">
      <style:text-properties officeooo:rsid="000bb85f"/>
    </style:style>
    <style:style style:name="T3" style:family="text">
      <style:text-properties officeooo:rsid="000bcdc2"/>
    </style:style>
    <style:style style:name="T4" style:family="text">
      <style:text-properties fo:font-size="14pt" officeooo:rsid="000d6282" style:font-size-asian="14pt" style:font-size-complex="14pt"/>
    </style:style>
    <style:style style:name="T5" style:family="text">
      <style:text-properties fo:font-size="14pt" officeooo:rsid="00109dd1" style:font-size-asian="14pt" style:font-size-complex="14pt"/>
    </style:style>
    <style:style style:name="T6" style:family="text">
      <style:text-properties officeooo:rsid="000f1eaf"/>
    </style:style>
    <style:style style:name="T7" style:family="text">
      <style:text-properties officeooo:rsid="00109dd1"/>
    </style:style>
    <style:style style:name="T8" style:family="text">
      <style:text-properties officeooo:rsid="00124ab1"/>
    </style:style>
    <style:style style:name="T9" style:family="text">
      <style:text-properties officeooo:rsid="0012b41d"/>
    </style:style>
    <style:style style:name="T10" style:family="text">
      <style:text-properties officeooo:rsid="001486db"/>
    </style:style>
    <style:style style:name="T11" style:family="text">
      <style:text-properties officeooo:rsid="00161956"/>
    </style:style>
    <style:style style:name="T12" style:family="text">
      <style:text-properties officeooo:rsid="00177e02"/>
    </style:style>
    <style:style style:name="T13" style:family="text">
      <style:text-properties officeooo:rsid="0017e10f"/>
    </style:style>
    <style:style style:name="T14" style:family="text">
      <style:text-properties officeooo:rsid="00182e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2">о</text:span>раторная работа 2.</text:h>
      <text:h text:style-name="Heading_20_2" text:outline-level="2">Задача сортировки данных по ключу и значению</text:h>
      <text:h text:style-name="Heading_20_3" text:outline-level="3">1. Входные данные.</text:h>
      <text:p text:style-name="P5">Файл <text:span text:style-name="T3">664600583_T_ONTIME_sample.csv</text:span> содержит данные <text:span text:style-name="T3">о совершенных рейсах авиакомпаний.</text:span></text:p>
      <text:p text:style-name="Standard"/>
      <text:p text:style-name="P6">Столбцы :</text:p>
      <text:p text:style-name="P7">YEAR — год</text:p>
      <text:p text:style-name="P7">QUARTER<text:tab/>- квартал</text:p>
      <text:p text:style-name="P7">MONTH - месяц<text:tab/></text:p>
      <text:p text:style-name="P7">DAY_OF_MONTH — день месяца<text:tab/></text:p>
      <text:p text:style-name="P7">DAY_OF_WEEK<text:tab/> - день недели</text:p>
      <text:p text:style-name="P7">FL_DATE<text:tab/>- дата перелета</text:p>
      <text:p text:style-name="P7">UNIQUE_CARRIER — ID авиакомпании<text:tab/></text:p>
      <text:p text:style-name="P10"><text:span text:style-name="T4">AIRLINE_ID — ID ав</text:span><text:span text:style-name="T5">и</text:span><text:span text:style-name="T4">акомпании в классификации </text:span>US DOT<text:span text:style-name="T4"><text:tab/></text:span></text:p>
      <text:p text:style-name="P7">CARRIER<text:tab/>- ID авиакомпании в классификации IATA</text:p>
      <text:p text:style-name="P7">TAIL_NUM<text:tab/>FL_NUM — ID рейса<text:tab/></text:p>
      <text:p text:style-name="P7">ORIGIN_AIRPORT_ID<text:tab/>- ID авиапорта</text:p>
      <text:p text:style-name="P10"><text:span text:style-name="T4">ORIGIN_AIRPORT_SEQ_ID<text:tab/>- ID авиапорта в классификации </text:span>US DOT</text:p>
      <text:p text:style-name="P8">ORIGIN_CITY_MARKET_ID<text:tab/> - <text:span text:style-name="T12">код группы аэропортов относящихся к одному городу</text:span></text:p>
      <text:p text:style-name="P8">DEST_AIRPORT_ID — ID города авиапорта<text:tab/></text:p>
      <text:p text:style-name="P10"><text:span text:style-name="T4">WHEELS_ON — время приземления (в локальном времени </text:span>hhmm<text:span text:style-name="T4">)<text:tab/></text:span></text:p>
      <text:p text:style-name="P9">ARR_TIME<text:tab/> - <text:span text:style-name="T13">время прибытия </text:span>(в локальном времени <text:span text:style-name="T13">hhmm</text:span>)<text:tab/></text:p>
      <text:p text:style-name="P9">ARR_DELAY — разница в минутах между расчетным временем приземления и реальным (может быть отрицательной)<text:tab/></text:p>
      <text:p text:style-name="P7">ARR_DELAY_NEW - <text:s/>разница в минутах между расчетным временем приземления и реальным (&gt;=0)<text:tab/><text:tab/></text:p>
      <text:p text:style-name="P7">CANCELLED — признак отмены рейса (1 в случае отмены)<text:tab/></text:p>
      <text:p text:style-name="P7">CANCELLATION_CODE — код причины отмены<text:tab/></text:p>
      <text:p text:style-name="P7">AIR_TIME<text:tab/> - время в полете в минутах</text:p>
      <text:p text:style-name="P7">DISTANCE - расстояние в милях</text:p>
      <text:p text:style-name="P6"/>
      <text:h text:style-name="Heading_20_3" text:outline-level="3">2. Задача</text:h>
      <text:p text:style-name="P1">а.Требуется отфильтровать <text:span text:style-name="T6">рейсы которые были отменены или прошли с опозданием</text:span></text:p>
      <text:p text:style-name="P1">б. Данные, прошедшие фильтр, требуется отсортировать по <text:span text:style-name="T7">времени опоздания, аэропорту назначения и времени перелета</text:span></text:p>
      <text:h text:style-name="Heading_20_3" text:outline-level="3"><text:soft-page-break/>3. Под<text:span text:style-name="T7">с</text:span>казки.</text:h>
      <text:p text:style-name="P3">а. Разрабатываем <text:bookmark-start text:name="__DdeLink__604_10895668"/>WritableComparable<text:bookmark-end text:name="__DdeLink__604_10895668"/>, который может читать запись из csv а также сортирует по умолчанию по <text:span text:style-name="T7">времени опоздания (отмененные рейсы более приоритетны чем опоздавшие), аэропорту назначения и времени перелета</text:span></text:p>
      <text:p text:style-name="P1">Следует обратить внимание на методы readFields и write, метод readFields вызывается в reducer после создания объекта конструктором без параметров.</text:p>
      <text:p text:style-name="P1">Также <text:span text:style-name="T8">требуется</text:span> реализовать метод<text:span text:style-name="T8">ы hashCode (можно генерировать hash от строки которую вернет toString()), equals (сравниваем все поля), </text:span><text:s/>toString(<text:span text:style-name="T9">можно воспользоваться функцией которую генерирует intellij idea</text:span>) </text:p>
      <text:p text:style-name="P1">б. Разрабатываем map функцию, которая считывает строку из входных данных и конвертирует ее в в наш <text:s/>WritableComparable. Также он<text:span text:style-name="T14">а</text:span> сразу фильтрует <text:span text:style-name="T10">рейсы которые прошли без опоздания</text:span></text:p>
      <text:p text:style-name="P1">в. Разрабатываем Partitioner, который учитывает только <text:span text:style-name="T11">время опоздания</text:span>.</text:p>
      <text:p text:style-name="P1">г. <text:s/>Разрабатываем GroupingComparatorClass, который учитывает только <text:span text:style-name="T11">время опоздания</text:span></text:p>
      <text:p text:style-name="P2">Важно : <text:span text:style-name="T1">в GroupingComparatorClass </text:span>надо перегрузить конструктор по умолчанию, вызвав в нем конструктор предка с двумя параметрами — классо<text:span text:style-name="T1">м</text:span> ключа и true в качестве второго параметра. Второй параметр говорит hadoop десериализовывать экземпляры ключей перед сравнением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20:58:57</meta:creation-date>
    <dc:date>2016-09-24T12:09:39.323975952</dc:date>
    <meta:editing-duration>PT2H21M35S</meta:editing-duration>
    <meta:editing-cycles>58</meta:editing-cycles>
    <meta:generator>LibreOffice/5.1.4.2$Linux_X86_64 LibreOffice_project/10m0$Build-2</meta:generator>
    <meta:document-statistic meta:table-count="0" meta:image-count="0" meta:object-count="0" meta:page-count="2" meta:paragraph-count="38" meta:word-count="327" meta:character-count="2506" meta:non-whitespace-character-count="2184"/>
  </office:meta>
</office:document-meta>
</file>